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35cm" fo:min-width="7.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1" draw:id="id1" draw:layer="layout" svg:width="7.7cm" svg:height="2.6cm" svg:x="10.2cm" svg:y="3.7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7cm" svg:height="2.6cm" svg:x="22.4cm" svg:y="3.7cm">
          <text:p text:style-name="P1">Regist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7.9cm" svg:y1="5cm" svg:x2="22.4cm" svg:y2="5cm" draw:start-shape="id1" draw:start-glue-point="1" draw:end-shape="id2" draw:end-glue-point="3" svg:d="M17900 5000h4500" svg:viewBox="0 0 4501 1">
          <text:p/>
        </draw:connector>
        <draw:custom-shape draw:style-name="gr1" draw:text-style-name="P3" xml:id="id3" draw:id="id3" draw:layer="layout" svg:width="7.7cm" svg:height="2.6cm" svg:x="10.2cm" svg:y="8.7cm">
          <text:p text:style-name="P3"><text:span text:style-name="T1">Welcome</text:span></text:p>
          <text:p text:style-name="P3"><text:span text:style-name="T2">Upcoming event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4.05cm" svg:y1="6.3cm" svg:x2="14.05cm" svg:y2="8.7cm" draw:start-shape="id1" draw:start-glue-point="2" draw:end-shape="id3" draw:end-glue-point="0" svg:d="M14050 6300v2400" svg:viewBox="0 0 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1:07:23.724143126</meta:creation-date>
    <dc:date>2019-04-23T11:13:39.402895304</dc:date>
    <meta:editing-duration>PT6M16S</meta:editing-duration>
    <meta:editing-cycles>1</meta:editing-cycles>
    <meta:document-statistic meta:object-count="5"/>
    <meta:generator>LibreOffice/6.0.7.3$Linux_X86_64 LibreOffice_project/00m0$Build-3</meta:generator>
  </office:meta>
</office:document-meta>
</file>